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c3acf" officeooo:paragraph-rsid="00100fe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0fe2" officeooo:paragraph-rsid="00100fe2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00fe2" officeooo:paragraph-rsid="00100fe2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officeooo:rsid="00100fe2" officeooo:paragraph-rsid="00100f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c3acf" officeooo:paragraph-rsid="00100fe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00b513b" officeooo:paragraph-rsid="00100fe2" style:font-size-asian="14pt" style:font-weight-asian="normal" style:font-size-complex="16pt" style:font-weight-complex="normal"/>
    </style:style>
    <style:style style:name="T1" style:family="text">
      <style:text-properties officeooo:rsid="000c3acf"/>
    </style:style>
    <style:style style:name="T2" style:family="text">
      <style:text-properties officeooo:rsid="00100f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610_1509868019"/>ANC Asses<text:span text:style-name="T1">s</text:span>ed Exercise</text:p>
      <text:p text:style-name="P5">Robert Allison 1102085a</text:p>
      <text:p text:style-name="P5"/>
      <text:p text:style-name="P1"><text:span text:style-name="T2">Status Report</text:span>:</text:p>
      <text:p text:style-name="P1"><text:bookmark-end text:name="__DdeLink__610_1509868019"/></text:p>
      <text:p text:style-name="P2">My program for DVRouting can accomplish the following:</text:p>
      <text:list xml:id="list311279583628096400" text:style-name="L1">
        <text:list-item>
          <text:p text:style-name="P3">Allow a user to input a human-readable text file of a graph and build it</text:p>
        </text:list-item>
        <text:list-item>
          <text:p text:style-name="P3">Compute routing tables for a preset number of exchanges or until stability is achieved</text:p>
        </text:list-item>
        <text:list-item>
          <text:p text:style-name="P3">Preset any link to fail after a given exchange, or preset any link to change cost after a given exchange</text:p>
        </text:list-item>
        <text:list-item>
          <text:p text:style-name="P3">Trace the routing table of a given node for all exchanges in an easily-viewable manner</text:p>
        </text:list-item>
        <text:list-item>
          <text:p text:style-name="P3">Engage a split-horizon capability on command to ease slow convergence</text:p>
        </text:list-item>
      </text:list>
      <text:p text:style-name="P2"/>
      <text:p text:style-name="P2">However, regarding these in respect to the criteria given in the handout, it operates under these limitations, and these I things I would rectify if I had the time:</text:p>
      <text:p text:style-name="P2"/>
      <text:list xml:id="list4107558332636969271" text:style-name="L2">
        <text:list-item>
          <text:p text:style-name="P4">Only accepts one type of ridigly-formatted input file</text:p>
        </text:list-item>
        <text:list-item>
          <text:p text:style-name="P4">Accuracy of stability calculation depends on the graph</text:p>
        </text:list-item>
        <text:list-item>
          <text:p text:style-name="P4">Only allows viewing of one node's routing table at a time, and cannot specify iterations (shows it for all exchanges)</text:p>
        </text:list-item>
        <text:list-item>
          <text:p text:style-name="P4">Can only set one link to fail and one link to change cost per execution</text:p>
        </text:list-item>
        <text:list-item>
          <text:p text:style-name="P4">Split-horizon functionality only works in most cases, and not for all graphs</text:p>
        </text:list-item>
      </text:list>
      <text:p text:style-name="P2"/>
      <text:p text:style-name="P2">Ideally, given enough time to improve the program, and a bit more freedom with what I could use, a proper, interact-able graphical user interface would solve most of the output problems, and not having to use command-line flags it definitely easier for novice users, and it would also allow them to better visualise the graph as it buil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t </meta:initial-creator>
    <meta:creation-date>2017-03-10T01:12:06.732523797</meta:creation-date>
    <dc:date>2017-03-10T01:43:24.068620861</dc:date>
    <dc:creator>Mint </dc:creator>
    <meta:editing-duration>PT23M3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6" meta:word-count="250" meta:character-count="1413" meta:non-whitespace-character-count="1189"/>
  </office:meta>
</office:document-meta>
</file>